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6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frame draw:id="id63" presentation:style-name="a384" draw:name="Title 1" svg:x="0.91667in" svg:y="0.39931in" svg:width="11.5in" svg:height="1.44965in" presentation:class="title" presentation:placeholder="false">
          <draw:text-box>
            <text:p text:style-name="a383" text:class-names="" text:cond-style-name=""><text:span text:style-name="a381" text:class-names="">Details (Ins and Outs)</text:span><text:span text:style-name="a382" text:class-names=""/></text:p>
          </draw:text-box>
          <svg:title/>
          <svg:desc/>
        </draw:frame>
        <draw:frame draw:id="id64" presentation:style-name="a430" draw:name="Content Placeholder 2" svg:x="0.91667in" svg:y="1.99653in" svg:width="11.5in" svg:height="4.75868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5" text:class-names="">The Application is a client which encrypts and decrypts text entered into it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Multiple ways of encryption</text:span></text:p>
              </text:list-item>
            </text:list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1" text:class-names="">Primarily</text:span><text:span text:style-name="a392" text:class-names=""><text:s text:c="1"/></text:span><text:span text:style-name="a393" text:class-names="">we’re</text:span><text:span text:style-name="a394" text:class-names=""><text:s text:c="1"/></text:span><text:span text:style-name="a395" text:class-names="">using</text:span><text:span text:style-name="a396" text:class-names=""><text:s text:c="1"/></text:span><text:span text:style-name="a397" text:class-names="">RSA public key encryption to test and measure that the system works</text:span></text:p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0" text:class-names="">Secondarily</text:span><text:span text:style-name="a401" text:class-names=""><text:s text:c="1"/></text:span><text:span text:style-name="a402" text:class-names="">we</text:span><text:span text:style-name="a403" text:class-names=""><text:s text:c="1"/></text:span><text:span text:style-name="a404" text:class-names="">will</text:span><text:span text:style-name="a405" text:class-names=""><text:s text:c="1"/></text:span><text:span text:style-name="a406" text:class-names="">incorporating other commonly used forms of encryption and we also will be making and implementing encryption algorithms of our own design</text:span></text:p>
                  </text:list-item>
                </text:list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Stenography</text:span></text:p>
              </text:list-item>
            </text:list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2" text:class-names="">Hiding</text:span><text:span text:style-name="a413" text:class-names=""><text:s text:c="1"/></text:span><text:span text:style-name="a414" text:class-names="">text</text:span><text:span text:style-name="a415" text:class-names=""><text:s text:c="1"/></text:span><text:span text:style-name="a416" text:class-names="">in</text:span><text:span text:style-name="a417" text:class-names=""><text:s text:c="1"/></text:span><text:span text:style-name="a418" text:class-names="">images</text:span></text:p>
                  </text:list-item>
                </text:list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</draw:text-box>
          <svg:title/>
          <svg:desc/>
        </draw:frame>
      </draw:page>
      <draw:page draw:name="Slide3" draw:style-name="a431" draw:master-page-name="Master1-Layout2-obj-Title-and-Content" presentation:presentation-page-layout-name="Master1-PPL2" draw:id="Slide-258">
        <draw:frame draw:id="id65" presentation:style-name="a435" draw:name="Title 1" svg:x="0.91667in" svg:y="0.39931in" svg:width="5.75in" svg:height="1.44965in" presentation:class="title" presentation:placeholder="false">
          <draw:text-box>
            <text:p text:style-name="a434" text:class-names="" text:cond-style-name=""><text:span text:style-name="a432" text:class-names="">Plan</text:span><text:span text:style-name="a433" text:class-names=""/></text:p>
          </draw:text-box>
          <svg:title/>
          <svg:desc/>
        </draw:frame>
        <draw:frame draw:id="id66" presentation:style-name="a466" draw:name="Content Placeholder 2" svg:x="0.91667in" svg:y="1.99653in" svg:width="5.75in" svg:height="2.81999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General outline: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Research encryption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Design GUI and algorithms</text:span></text:p>
              </text:list-item>
            </text:list>
            <text:list text:style-name="a448">
              <text:list-item>
                <text:p text:style-name="a447" text:class-names="" text:cond-style-name=""><text:span text:style-name="a445" text:class-names="">Implement Design</text:span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Build a prototype</text:span></text:p>
              </text:list-item>
            </text:list>
            <text:list text:style-name="a459">
              <text:list-item>
                <text:p text:style-name="a458" text:class-names="" text:cond-style-name=""><text:span text:style-name="a452" text:class-names="">Test</text:span><text:span text:style-name="a453" text:class-names=""><text:s text:c="1"/></text:span><text:span text:style-name="a454" text:class-names="">and</text:span><text:span text:style-name="a455" text:class-names=""><text:s text:c="1"/></text:span><text:span text:style-name="a456" text:class-names="">Improve</text:span><text:span text:style-name="a457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Final Testing and Maintenance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</draw:text-box>
          <svg:title/>
          <svg:desc/>
        </draw:frame>
        <draw:frame draw:id="id67" draw:style-name="a470" draw:name="TextBox 3" svg:x="7.58333in" svg:y="1.99653in" svg:width="5.75in" svg:height="0.40391in">
          <draw:text-box>
            <text:p text:style-name="a469" text:class-names="" text:cond-style-name=""><text:span text:style-name="a467" text:class-names="">We are using scrum to make<text:s text:c="1"/></text:span><text:span text:style-name="a46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ames</meta:initial-creator>
    <dc:creator>James</dc:creator>
    <meta:creation-date>2018-02-19T13:03:21Z</meta:creation-date>
    <dc:date>2018-02-19T14:29:37Z</dc:date>
    <meta:editing-cycles>6</meta:editing-cycles>
    <meta:editing-duration>PT5176S</meta:editing-duration>
    <meta:document-statistic meta:paragraph-count="17" meta:word-count="95"/>
  </office:meta>
</office:document-meta>
</file>